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726in" svg:height="3.2839in" svg:x="5.2791in" svg:y="1.1921in">
            <draw:object draw:notify-on-update-of-ranges="Sheet1.A1:Sheet1.A1 Sheet1.A2:Sheet1.A38 Sheet1.B1:Sheet1.B1 Sheet1.B2:Sheet1.B38 Sheet1.C1:Sheet1.C1 Sheet1.C2:Sheet1.C38 Sheet1.D1:Sheet1.D1 Sheet1.D2:Sheet1.D38 Sheet1.E1:Sheet1.E1 Sheet1.E2:Sheet1.E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6394in" svg:height="3.5449in" svg:x="5.3768in" svg:y="4.463in">
            <draw:object draw:notify-on-update-of-ranges="Sheet1.A1:Sheet1.A1 Sheet1.A2:Sheet1.A38 Sheet1.B1:Sheet1.B1 Sheet1.B2:Sheet1.B38 Sheet1.C1:Sheet1.C1 Sheet1.C2:Sheet1.C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>
            <text:p><text:s/>d_mp </text:p>
          </table:table-cell>
          <table:table-cell office:value-type="string">
            <text:p><text:s/>ownp_mp </text:p>
          </table:table-cell>
          <table:table-cell office:value-type="string">
            <text:p><text:s/>ownp_rp </text:p>
          </table:table-cell>
          <table:table-cell office:value-type="string">
            <text:p><text:s/>ch_mp <text:s/></text:p>
          </table:table-cell>
          <table:table-cell office:value-type="string">
            <text:p><text:s/>ch_rp <text:s/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0">
            <text:p>260</text:p>
          </table:table-cell>
          <table:table-cell office:value-type="float" office:value="345">
            <text:p>345</text:p>
          </table:table-cell>
          <table:table-cell office:value-type="float" office:value="12147">
            <text:p>12147</text:p>
          </table:table-cell>
          <table:table-cell office:value-type="float" office:value="1568">
            <text:p>156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0">
            <text:p>570</text:p>
          </table:table-cell>
          <table:table-cell office:value-type="float" office:value="738">
            <text:p>738</text:p>
          </table:table-cell>
          <table:table-cell office:value-type="float" office:value="13056">
            <text:p>13056</text:p>
          </table:table-cell>
          <table:table-cell office:value-type="float" office:value="4041">
            <text:p>40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70">
            <text:p>870</text:p>
          </table:table-cell>
          <table:table-cell office:value-type="float" office:value="1299">
            <text:p>1299</text:p>
          </table:table-cell>
          <table:table-cell office:value-type="float" office:value="21852">
            <text:p>21852</text:p>
          </table:table-cell>
          <table:table-cell office:value-type="float" office:value="72925">
            <text:p>7292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99">
            <text:p>1299</text:p>
          </table:table-cell>
          <table:table-cell office:value-type="float" office:value="1649">
            <text:p>1649</text:p>
          </table:table-cell>
          <table:table-cell office:value-type="float" office:value="31129">
            <text:p>31129</text:p>
          </table:table-cell>
          <table:table-cell office:value-type="float" office:value="75184">
            <text:p>751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79">
            <text:p>1479</text:p>
          </table:table-cell>
          <table:table-cell office:value-type="float" office:value="2049">
            <text:p>2049</text:p>
          </table:table-cell>
          <table:table-cell office:value-type="float" office:value="34478">
            <text:p>34478</text:p>
          </table:table-cell>
          <table:table-cell office:value-type="float" office:value="79976">
            <text:p>7997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845">
            <text:p>1845</text:p>
          </table:table-cell>
          <table:table-cell office:value-type="float" office:value="2340">
            <text:p>2340</text:p>
          </table:table-cell>
          <table:table-cell office:value-type="float" office:value="40136">
            <text:p>40136</text:p>
          </table:table-cell>
          <table:table-cell office:value-type="float" office:value="81498">
            <text:p>8149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245">
            <text:p>2245</text:p>
          </table:table-cell>
          <table:table-cell office:value-type="float" office:value="2490">
            <text:p>2490</text:p>
          </table:table-cell>
          <table:table-cell office:value-type="float" office:value="76046">
            <text:p>76046</text:p>
          </table:table-cell>
          <table:table-cell office:value-type="float" office:value="81720">
            <text:p>8172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592">
            <text:p>2592</text:p>
          </table:table-cell>
          <table:table-cell office:value-type="float" office:value="2641">
            <text:p>2641</text:p>
          </table:table-cell>
          <table:table-cell office:value-type="float" office:value="79495">
            <text:p>79495</text:p>
          </table:table-cell>
          <table:table-cell office:value-type="float" office:value="85714">
            <text:p>8571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063">
            <text:p>3063</text:p>
          </table:table-cell>
          <table:table-cell office:value-type="float" office:value="3062">
            <text:p>3062</text:p>
          </table:table-cell>
          <table:table-cell office:value-type="float" office:value="88588">
            <text:p>88588</text:p>
          </table:table-cell>
          <table:table-cell office:value-type="float" office:value="88567">
            <text:p>8856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407">
            <text:p>3407</text:p>
          </table:table-cell>
          <table:table-cell office:value-type="float" office:value="3719">
            <text:p>3719</text:p>
          </table:table-cell>
          <table:table-cell office:value-type="float" office:value="106957">
            <text:p>106957</text:p>
          </table:table-cell>
          <table:table-cell office:value-type="float" office:value="96519">
            <text:p>96519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080">
            <text:p>4080</text:p>
          </table:table-cell>
          <table:table-cell office:value-type="float" office:value="3887">
            <text:p>3887</text:p>
          </table:table-cell>
          <table:table-cell office:value-type="float" office:value="112744">
            <text:p>112744</text:p>
          </table:table-cell>
          <table:table-cell office:value-type="float" office:value="98182">
            <text:p>98182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348">
            <text:p>4348</text:p>
          </table:table-cell>
          <table:table-cell office:value-type="float" office:value="4290">
            <text:p>4290</text:p>
          </table:table-cell>
          <table:table-cell office:value-type="float" office:value="115767">
            <text:p>115767</text:p>
          </table:table-cell>
          <table:table-cell office:value-type="float" office:value="103901">
            <text:p>10390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692">
            <text:p>4692</text:p>
          </table:table-cell>
          <table:table-cell office:value-type="float" office:value="4709">
            <text:p>4709</text:p>
          </table:table-cell>
          <table:table-cell office:value-type="float" office:value="119607">
            <text:p>119607</text:p>
          </table:table-cell>
          <table:table-cell office:value-type="float" office:value="106484">
            <text:p>106484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5320">
            <text:p>5320</text:p>
          </table:table-cell>
          <table:table-cell office:value-type="float" office:value="4956">
            <text:p>4956</text:p>
          </table:table-cell>
          <table:table-cell office:value-type="float" office:value="123724">
            <text:p>123724</text:p>
          </table:table-cell>
          <table:table-cell office:value-type="float" office:value="107888">
            <text:p>107888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5729">
            <text:p>5729</text:p>
          </table:table-cell>
          <table:table-cell office:value-type="float" office:value="5372">
            <text:p>5372</text:p>
          </table:table-cell>
          <table:table-cell office:value-type="float" office:value="126334">
            <text:p>126334</text:p>
          </table:table-cell>
          <table:table-cell office:value-type="float" office:value="108437">
            <text:p>108437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6040">
            <text:p>6040</text:p>
          </table:table-cell>
          <table:table-cell office:value-type="float" office:value="5585">
            <text:p>5585</text:p>
          </table:table-cell>
          <table:table-cell office:value-type="float" office:value="131403">
            <text:p>131403</text:p>
          </table:table-cell>
          <table:table-cell office:value-type="float" office:value="118117">
            <text:p>118117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6456">
            <text:p>6456</text:p>
          </table:table-cell>
          <table:table-cell office:value-type="float" office:value="5916">
            <text:p>5916</text:p>
          </table:table-cell>
          <table:table-cell office:value-type="float" office:value="137334">
            <text:p>137334</text:p>
          </table:table-cell>
          <table:table-cell office:value-type="float" office:value="121387">
            <text:p>121387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7018">
            <text:p>7018</text:p>
          </table:table-cell>
          <table:table-cell office:value-type="float" office:value="6263">
            <text:p>6263</text:p>
          </table:table-cell>
          <table:table-cell office:value-type="float" office:value="147573">
            <text:p>147573</text:p>
          </table:table-cell>
          <table:table-cell office:value-type="float" office:value="122667">
            <text:p>122667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7463">
            <text:p>7463</text:p>
          </table:table-cell>
          <table:table-cell office:value-type="float" office:value="6624">
            <text:p>6624</text:p>
          </table:table-cell>
          <table:table-cell office:value-type="float" office:value="158712">
            <text:p>158712</text:p>
          </table:table-cell>
          <table:table-cell office:value-type="float" office:value="124028">
            <text:p>12402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8023">
            <text:p>8023</text:p>
          </table:table-cell>
          <table:table-cell office:value-type="float" office:value="6898">
            <text:p>6898</text:p>
          </table:table-cell>
          <table:table-cell office:value-type="float" office:value="164105">
            <text:p>164105</text:p>
          </table:table-cell>
          <table:table-cell office:value-type="float" office:value="127255">
            <text:p>127255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8301">
            <text:p>8301</text:p>
          </table:table-cell>
          <table:table-cell office:value-type="float" office:value="7292">
            <text:p>7292</text:p>
          </table:table-cell>
          <table:table-cell office:value-type="float" office:value="166201">
            <text:p>166201</text:p>
          </table:table-cell>
          <table:table-cell office:value-type="float" office:value="128644">
            <text:p>128644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8638">
            <text:p>8638</text:p>
          </table:table-cell>
          <table:table-cell office:value-type="float" office:value="7674">
            <text:p>7674</text:p>
          </table:table-cell>
          <table:table-cell office:value-type="float" office:value="167331">
            <text:p>167331</text:p>
          </table:table-cell>
          <table:table-cell office:value-type="float" office:value="132359">
            <text:p>132359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8759">
            <text:p>8759</text:p>
          </table:table-cell>
          <table:table-cell office:value-type="float" office:value="7728">
            <text:p>7728</text:p>
          </table:table-cell>
          <table:table-cell office:value-type="float" office:value="171827">
            <text:p>171827</text:p>
          </table:table-cell>
          <table:table-cell office:value-type="float" office:value="132515">
            <text:p>13251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9331">
            <text:p>9331</text:p>
          </table:table-cell>
          <table:table-cell office:value-type="float" office:value="7996">
            <text:p>7996</text:p>
          </table:table-cell>
          <table:table-cell office:value-type="float" office:value="174012">
            <text:p>174012</text:p>
          </table:table-cell>
          <table:table-cell office:value-type="float" office:value="133528">
            <text:p>133528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9820">
            <text:p>9820</text:p>
          </table:table-cell>
          <table:table-cell office:value-type="float" office:value="8506">
            <text:p>8506</text:p>
          </table:table-cell>
          <table:table-cell office:value-type="float" office:value="178909">
            <text:p>178909</text:p>
          </table:table-cell>
          <table:table-cell office:value-type="float" office:value="182051">
            <text:p>182051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0003">
            <text:p>10003</text:p>
          </table:table-cell>
          <table:table-cell office:value-type="float" office:value="8962">
            <text:p>8962</text:p>
          </table:table-cell>
          <table:table-cell office:value-type="float" office:value="180402">
            <text:p>180402</text:p>
          </table:table-cell>
          <table:table-cell office:value-type="float" office:value="187017">
            <text:p>187017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10536">
            <text:p>10536</text:p>
          </table:table-cell>
          <table:table-cell office:value-type="float" office:value="9182">
            <text:p>9182</text:p>
          </table:table-cell>
          <table:table-cell office:value-type="float" office:value="188138">
            <text:p>188138</text:p>
          </table:table-cell>
          <table:table-cell office:value-type="float" office:value="189058">
            <text:p>189058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0944">
            <text:p>10944</text:p>
          </table:table-cell>
          <table:table-cell office:value-type="float" office:value="9579">
            <text:p>9579</text:p>
          </table:table-cell>
          <table:table-cell office:value-type="float" office:value="192024">
            <text:p>192024</text:p>
          </table:table-cell>
          <table:table-cell office:value-type="float" office:value="199762">
            <text:p>199762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11438">
            <text:p>11438</text:p>
          </table:table-cell>
          <table:table-cell office:value-type="float" office:value="9930">
            <text:p>9930</text:p>
          </table:table-cell>
          <table:table-cell office:value-type="float" office:value="193988">
            <text:p>193988</text:p>
          </table:table-cell>
          <table:table-cell office:value-type="float" office:value="203489">
            <text:p>203489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1830">
            <text:p>11830</text:p>
          </table:table-cell>
          <table:table-cell office:value-type="float" office:value="10435">
            <text:p>10435</text:p>
          </table:table-cell>
          <table:table-cell office:value-type="float" office:value="195322">
            <text:p>195322</text:p>
          </table:table-cell>
          <table:table-cell office:value-type="float" office:value="266167">
            <text:p>266167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12342">
            <text:p>12342</text:p>
          </table:table-cell>
          <table:table-cell office:value-type="float" office:value="10610">
            <text:p>10610</text:p>
          </table:table-cell>
          <table:table-cell office:value-type="float" office:value="198206">
            <text:p>198206</text:p>
          </table:table-cell>
          <table:table-cell office:value-type="float" office:value="266886">
            <text:p>266886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629">
            <text:p>12629</text:p>
          </table:table-cell>
          <table:table-cell office:value-type="float" office:value="10877">
            <text:p>10877</text:p>
          </table:table-cell>
          <table:table-cell office:value-type="float" office:value="207309">
            <text:p>207309</text:p>
          </table:table-cell>
          <table:table-cell office:value-type="float" office:value="272271">
            <text:p>272271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13105">
            <text:p>13105</text:p>
          </table:table-cell>
          <table:table-cell office:value-type="float" office:value="11016">
            <text:p>11016</text:p>
          </table:table-cell>
          <table:table-cell office:value-type="float" office:value="213521">
            <text:p>213521</text:p>
          </table:table-cell>
          <table:table-cell office:value-type="float" office:value="276462">
            <text:p>27646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13599">
            <text:p>13599</text:p>
          </table:table-cell>
          <table:table-cell office:value-type="float" office:value="11425">
            <text:p>11425</text:p>
          </table:table-cell>
          <table:table-cell office:value-type="float" office:value="231863">
            <text:p>231863</text:p>
          </table:table-cell>
          <table:table-cell office:value-type="float" office:value="278095">
            <text:p>278095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13735">
            <text:p>13735</text:p>
          </table:table-cell>
          <table:table-cell office:value-type="float" office:value="11730">
            <text:p>11730</text:p>
          </table:table-cell>
          <table:table-cell office:value-type="float" office:value="243908">
            <text:p>243908</text:p>
          </table:table-cell>
          <table:table-cell office:value-type="float" office:value="280243">
            <text:p>280243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4184">
            <text:p>14184</text:p>
          </table:table-cell>
          <table:table-cell office:value-type="float" office:value="11913">
            <text:p>11913</text:p>
          </table:table-cell>
          <table:table-cell office:value-type="float" office:value="250503">
            <text:p>250503</text:p>
          </table:table-cell>
          <table:table-cell office:value-type="float" office:value="280881">
            <text:p>280881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14544">
            <text:p>14544</text:p>
          </table:table-cell>
          <table:table-cell office:value-type="float" office:value="12268">
            <text:p>12268</text:p>
          </table:table-cell>
          <table:table-cell office:value-type="float" office:value="253600">
            <text:p>253600</text:p>
          </table:table-cell>
          <table:table-cell office:value-type="float" office:value="297677">
            <text:p>297677</text:p>
          </table:table-cell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pak </meta:initial-creator>
    <meta:creation-date>2013-12-11T19:14:27</meta:creation-date>
    <dc:date>2013-12-11T19:58:22</dc:date>
    <dc:creator>Rupak </dc:creator>
    <meta:editing-duration>PT6M32S</meta:editing-duration>
    <meta:editing-cycles>1</meta:editing-cycles>
    <meta:document-statistic meta:table-count="3" meta:cell-count="190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65cm" svg:height="8.342cm" xlink:href=".." xlink:type="simple" chart:class="chart:line" chart:style-name="ch1">
        <chart:legend svg:x="2.115cm" svg:y="1.341cm" style:legend-expansion="custom" chartooo:width="3.679cm" chartooo:height="1.748cm" style:legend-expansion-aspect-ratio="2.10469107551487" chart:style-name="ch2"/>
        <chart:plot-area chart:style-name="ch3" table:cell-range-address="Sheet1.A1:Sheet1.E38" chart:data-source-has-labels="both" svg:x="0.837cm" svg:y="0.665cm" svg:width="21.249cm" svg:height="7.62cm">
          <chartooo:coordinate-region svg:x="2.199cm" svg:y="0.864cm" svg:width="19.608cm" svg:height="6.376cm"/>
          <chart:axis chart:dimension="x" chart:name="primary-x" chart:style-name="ch4" chartooo:axis-type="auto">
            <chartooo:date-scale/>
            <chart:categories table:cell-range-address="Sheet1.A2:Sheet1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8" chart:label-cell-address="Sheet1.B1:Sheet1.B1" chart:class="chart:line">
            <chart:data-point chart:repeated="37"/>
          </chart:series>
          <chart:series chart:style-name="ch7" chart:values-cell-range-address="Sheet1.C2:Sheet1.C38" chart:label-cell-address="Sheet1.C1:Sheet1.C1" chart:class="chart:line">
            <chart:data-point chart:repeated="37"/>
          </chart:series>
          <chart:series chart:style-name="ch8" chart:values-cell-range-address="Sheet1.D2:Sheet1.D38" chart:label-cell-address="Sheet1.D1:Sheet1.D1" chart:class="chart:line">
            <chart:data-point chart:repeated="37"/>
          </chart:series>
          <chart:series chart:style-name="ch9" chart:values-cell-range-address="Sheet1.E2:Sheet1.E38" chart:label-cell-address="Sheet1.E1:Sheet1.E1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ownp_mp </text:p>
                <draw:g>
                  <svg:desc>Sheet1.B1:Sheet1.B1</svg:desc>
                </draw:g>
              </table:table-cell>
              <table:table-cell office:value-type="string">
                <text:p> ownp_rp </text:p>
                <draw:g>
                  <svg:desc>Sheet1.C1:Sheet1.C1</svg:desc>
                </draw:g>
              </table:table-cell>
              <table:table-cell office:value-type="string">
                <text:p> ch_mp  </text:p>
                <draw:g>
                  <svg:desc>Sheet1.D1:Sheet1.D1</svg:desc>
                </draw:g>
              </table:table-cell>
              <table:table-cell office:value-type="string">
                <text:p> ch_rp  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38</svg:desc>
                </draw:g>
              </table:table-cell>
              <table:table-cell office:value-type="float" office:value="260">
                <text:p>260</text:p>
                <draw:g>
                  <svg:desc>Sheet1.B2:Sheet1.B38</svg:desc>
                </draw:g>
              </table:table-cell>
              <table:table-cell office:value-type="float" office:value="345">
                <text:p>345</text:p>
                <draw:g>
                  <svg:desc>Sheet1.C2:Sheet1.C38</svg:desc>
                </draw:g>
              </table:table-cell>
              <table:table-cell office:value-type="float" office:value="12147">
                <text:p>12147</text:p>
                <draw:g>
                  <svg:desc>Sheet1.D2:Sheet1.D38</svg:desc>
                </draw:g>
              </table:table-cell>
              <table:table-cell office:value-type="float" office:value="1568">
                <text:p>1568</text:p>
                <draw:g>
                  <svg:desc>Sheet1.E2:Sheet1.E3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738">
                <text:p>738</text:p>
              </table:table-cell>
              <table:table-cell office:value-type="float" office:value="13056">
                <text:p>13056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70">
                <text:p>870</text:p>
              </table:table-cell>
              <table:table-cell office:value-type="float" office:value="1299">
                <text:p>1299</text:p>
              </table:table-cell>
              <table:table-cell office:value-type="float" office:value="21852">
                <text:p>21852</text:p>
              </table:table-cell>
              <table:table-cell office:value-type="float" office:value="72925">
                <text:p>729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99">
                <text:p>1299</text:p>
              </table:table-cell>
              <table:table-cell office:value-type="float" office:value="1649">
                <text:p>1649</text:p>
              </table:table-cell>
              <table:table-cell office:value-type="float" office:value="31129">
                <text:p>31129</text:p>
              </table:table-cell>
              <table:table-cell office:value-type="float" office:value="75184">
                <text:p>751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79">
                <text:p>1479</text:p>
              </table:table-cell>
              <table:table-cell office:value-type="float" office:value="2049">
                <text:p>2049</text:p>
              </table:table-cell>
              <table:table-cell office:value-type="float" office:value="34478">
                <text:p>34478</text:p>
              </table:table-cell>
              <table:table-cell office:value-type="float" office:value="79976">
                <text:p>799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45">
                <text:p>1845</text:p>
              </table:table-cell>
              <table:table-cell office:value-type="float" office:value="2340">
                <text:p>2340</text:p>
              </table:table-cell>
              <table:table-cell office:value-type="float" office:value="40136">
                <text:p>40136</text:p>
              </table:table-cell>
              <table:table-cell office:value-type="float" office:value="81498">
                <text:p>814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45">
                <text:p>2245</text:p>
              </table:table-cell>
              <table:table-cell office:value-type="float" office:value="2490">
                <text:p>2490</text:p>
              </table:table-cell>
              <table:table-cell office:value-type="float" office:value="76046">
                <text:p>76046</text:p>
              </table:table-cell>
              <table:table-cell office:value-type="float" office:value="81720">
                <text:p>8172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92">
                <text:p>2592</text:p>
              </table:table-cell>
              <table:table-cell office:value-type="float" office:value="2641">
                <text:p>2641</text:p>
              </table:table-cell>
              <table:table-cell office:value-type="float" office:value="79495">
                <text:p>79495</text:p>
              </table:table-cell>
              <table:table-cell office:value-type="float" office:value="85714">
                <text:p>857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63">
                <text:p>3063</text:p>
              </table:table-cell>
              <table:table-cell office:value-type="float" office:value="3062">
                <text:p>3062</text:p>
              </table:table-cell>
              <table:table-cell office:value-type="float" office:value="88588">
                <text:p>88588</text:p>
              </table:table-cell>
              <table:table-cell office:value-type="float" office:value="88567">
                <text:p>885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407">
                <text:p>3407</text:p>
              </table:table-cell>
              <table:table-cell office:value-type="float" office:value="3719">
                <text:p>3719</text:p>
              </table:table-cell>
              <table:table-cell office:value-type="float" office:value="106957">
                <text:p>106957</text:p>
              </table:table-cell>
              <table:table-cell office:value-type="float" office:value="96519">
                <text:p>965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080">
                <text:p>4080</text:p>
              </table:table-cell>
              <table:table-cell office:value-type="float" office:value="3887">
                <text:p>3887</text:p>
              </table:table-cell>
              <table:table-cell office:value-type="float" office:value="112744">
                <text:p>112744</text:p>
              </table:table-cell>
              <table:table-cell office:value-type="float" office:value="98182">
                <text:p>981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348">
                <text:p>4348</text:p>
              </table:table-cell>
              <table:table-cell office:value-type="float" office:value="4290">
                <text:p>4290</text:p>
              </table:table-cell>
              <table:table-cell office:value-type="float" office:value="115767">
                <text:p>115767</text:p>
              </table:table-cell>
              <table:table-cell office:value-type="float" office:value="103901">
                <text:p>10390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692">
                <text:p>4692</text:p>
              </table:table-cell>
              <table:table-cell office:value-type="float" office:value="4709">
                <text:p>4709</text:p>
              </table:table-cell>
              <table:table-cell office:value-type="float" office:value="119607">
                <text:p>119607</text:p>
              </table:table-cell>
              <table:table-cell office:value-type="float" office:value="106484">
                <text:p>1064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20">
                <text:p>5320</text:p>
              </table:table-cell>
              <table:table-cell office:value-type="float" office:value="4956">
                <text:p>4956</text:p>
              </table:table-cell>
              <table:table-cell office:value-type="float" office:value="123724">
                <text:p>123724</text:p>
              </table:table-cell>
              <table:table-cell office:value-type="float" office:value="107888">
                <text:p>1078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29">
                <text:p>5729</text:p>
              </table:table-cell>
              <table:table-cell office:value-type="float" office:value="5372">
                <text:p>5372</text:p>
              </table:table-cell>
              <table:table-cell office:value-type="float" office:value="126334">
                <text:p>126334</text:p>
              </table:table-cell>
              <table:table-cell office:value-type="float" office:value="108437">
                <text:p>10843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040">
                <text:p>6040</text:p>
              </table:table-cell>
              <table:table-cell office:value-type="float" office:value="5585">
                <text:p>5585</text:p>
              </table:table-cell>
              <table:table-cell office:value-type="float" office:value="131403">
                <text:p>131403</text:p>
              </table:table-cell>
              <table:table-cell office:value-type="float" office:value="118117">
                <text:p>1181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456">
                <text:p>6456</text:p>
              </table:table-cell>
              <table:table-cell office:value-type="float" office:value="5916">
                <text:p>5916</text:p>
              </table:table-cell>
              <table:table-cell office:value-type="float" office:value="137334">
                <text:p>137334</text:p>
              </table:table-cell>
              <table:table-cell office:value-type="float" office:value="121387">
                <text:p>12138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018">
                <text:p>7018</text:p>
              </table:table-cell>
              <table:table-cell office:value-type="float" office:value="6263">
                <text:p>6263</text:p>
              </table:table-cell>
              <table:table-cell office:value-type="float" office:value="147573">
                <text:p>147573</text:p>
              </table:table-cell>
              <table:table-cell office:value-type="float" office:value="122667">
                <text:p>1226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463">
                <text:p>7463</text:p>
              </table:table-cell>
              <table:table-cell office:value-type="float" office:value="6624">
                <text:p>6624</text:p>
              </table:table-cell>
              <table:table-cell office:value-type="float" office:value="158712">
                <text:p>158712</text:p>
              </table:table-cell>
              <table:table-cell office:value-type="float" office:value="124028">
                <text:p>12402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023">
                <text:p>8023</text:p>
              </table:table-cell>
              <table:table-cell office:value-type="float" office:value="6898">
                <text:p>6898</text:p>
              </table:table-cell>
              <table:table-cell office:value-type="float" office:value="164105">
                <text:p>164105</text:p>
              </table:table-cell>
              <table:table-cell office:value-type="float" office:value="127255">
                <text:p>12725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301">
                <text:p>8301</text:p>
              </table:table-cell>
              <table:table-cell office:value-type="float" office:value="7292">
                <text:p>7292</text:p>
              </table:table-cell>
              <table:table-cell office:value-type="float" office:value="166201">
                <text:p>166201</text:p>
              </table:table-cell>
              <table:table-cell office:value-type="float" office:value="128644">
                <text:p>12864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638">
                <text:p>8638</text:p>
              </table:table-cell>
              <table:table-cell office:value-type="float" office:value="7674">
                <text:p>7674</text:p>
              </table:table-cell>
              <table:table-cell office:value-type="float" office:value="167331">
                <text:p>167331</text:p>
              </table:table-cell>
              <table:table-cell office:value-type="float" office:value="132359">
                <text:p>13235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759">
                <text:p>8759</text:p>
              </table:table-cell>
              <table:table-cell office:value-type="float" office:value="7728">
                <text:p>7728</text:p>
              </table:table-cell>
              <table:table-cell office:value-type="float" office:value="171827">
                <text:p>171827</text:p>
              </table:table-cell>
              <table:table-cell office:value-type="float" office:value="132515">
                <text:p>1325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331">
                <text:p>9331</text:p>
              </table:table-cell>
              <table:table-cell office:value-type="float" office:value="7996">
                <text:p>7996</text:p>
              </table:table-cell>
              <table:table-cell office:value-type="float" office:value="174012">
                <text:p>174012</text:p>
              </table:table-cell>
              <table:table-cell office:value-type="float" office:value="133528">
                <text:p>1335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820">
                <text:p>9820</text:p>
              </table:table-cell>
              <table:table-cell office:value-type="float" office:value="8506">
                <text:p>8506</text:p>
              </table:table-cell>
              <table:table-cell office:value-type="float" office:value="178909">
                <text:p>178909</text:p>
              </table:table-cell>
              <table:table-cell office:value-type="float" office:value="182051">
                <text:p>18205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003">
                <text:p>10003</text:p>
              </table:table-cell>
              <table:table-cell office:value-type="float" office:value="8962">
                <text:p>8962</text:p>
              </table:table-cell>
              <table:table-cell office:value-type="float" office:value="180402">
                <text:p>180402</text:p>
              </table:table-cell>
              <table:table-cell office:value-type="float" office:value="187017">
                <text:p>18701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536">
                <text:p>10536</text:p>
              </table:table-cell>
              <table:table-cell office:value-type="float" office:value="9182">
                <text:p>9182</text:p>
              </table:table-cell>
              <table:table-cell office:value-type="float" office:value="188138">
                <text:p>188138</text:p>
              </table:table-cell>
              <table:table-cell office:value-type="float" office:value="189058">
                <text:p>18905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44">
                <text:p>10944</text:p>
              </table:table-cell>
              <table:table-cell office:value-type="float" office:value="9579">
                <text:p>9579</text:p>
              </table:table-cell>
              <table:table-cell office:value-type="float" office:value="192024">
                <text:p>192024</text:p>
              </table:table-cell>
              <table:table-cell office:value-type="float" office:value="199762">
                <text:p>19976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438">
                <text:p>11438</text:p>
              </table:table-cell>
              <table:table-cell office:value-type="float" office:value="9930">
                <text:p>9930</text:p>
              </table:table-cell>
              <table:table-cell office:value-type="float" office:value="193988">
                <text:p>193988</text:p>
              </table:table-cell>
              <table:table-cell office:value-type="float" office:value="203489">
                <text:p>2034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830">
                <text:p>11830</text:p>
              </table:table-cell>
              <table:table-cell office:value-type="float" office:value="10435">
                <text:p>10435</text:p>
              </table:table-cell>
              <table:table-cell office:value-type="float" office:value="195322">
                <text:p>195322</text:p>
              </table:table-cell>
              <table:table-cell office:value-type="float" office:value="266167">
                <text:p>26616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2342">
                <text:p>12342</text:p>
              </table:table-cell>
              <table:table-cell office:value-type="float" office:value="10610">
                <text:p>10610</text:p>
              </table:table-cell>
              <table:table-cell office:value-type="float" office:value="198206">
                <text:p>198206</text:p>
              </table:table-cell>
              <table:table-cell office:value-type="float" office:value="266886">
                <text:p>26688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629">
                <text:p>12629</text:p>
              </table:table-cell>
              <table:table-cell office:value-type="float" office:value="10877">
                <text:p>10877</text:p>
              </table:table-cell>
              <table:table-cell office:value-type="float" office:value="207309">
                <text:p>207309</text:p>
              </table:table-cell>
              <table:table-cell office:value-type="float" office:value="272271">
                <text:p>27227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3105">
                <text:p>13105</text:p>
              </table:table-cell>
              <table:table-cell office:value-type="float" office:value="11016">
                <text:p>11016</text:p>
              </table:table-cell>
              <table:table-cell office:value-type="float" office:value="213521">
                <text:p>213521</text:p>
              </table:table-cell>
              <table:table-cell office:value-type="float" office:value="276462">
                <text:p>27646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3599">
                <text:p>13599</text:p>
              </table:table-cell>
              <table:table-cell office:value-type="float" office:value="11425">
                <text:p>11425</text:p>
              </table:table-cell>
              <table:table-cell office:value-type="float" office:value="231863">
                <text:p>231863</text:p>
              </table:table-cell>
              <table:table-cell office:value-type="float" office:value="278095">
                <text:p>27809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3735">
                <text:p>13735</text:p>
              </table:table-cell>
              <table:table-cell office:value-type="float" office:value="11730">
                <text:p>11730</text:p>
              </table:table-cell>
              <table:table-cell office:value-type="float" office:value="243908">
                <text:p>243908</text:p>
              </table:table-cell>
              <table:table-cell office:value-type="float" office:value="280243">
                <text:p>28024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184">
                <text:p>14184</text:p>
              </table:table-cell>
              <table:table-cell office:value-type="float" office:value="11913">
                <text:p>11913</text:p>
              </table:table-cell>
              <table:table-cell office:value-type="float" office:value="250503">
                <text:p>250503</text:p>
              </table:table-cell>
              <table:table-cell office:value-type="float" office:value="280881">
                <text:p>28088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4544">
                <text:p>14544</text:p>
              </table:table-cell>
              <table:table-cell office:value-type="float" office:value="12268">
                <text:p>12268</text:p>
              </table:table-cell>
              <table:table-cell office:value-type="float" office:value="253600">
                <text:p>253600</text:p>
              </table:table-cell>
              <table:table-cell office:value-type="float" office:value="297677">
                <text:p>297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45cm" svg:height="9.005cm" xlink:href=".." xlink:type="simple" chart:class="chart:line" chart:style-name="ch1">
        <chart:legend svg:x="2.172cm" svg:y="1.258cm" style:legend-expansion="custom" chartooo:width="3.63cm" chartooo:height="1.096cm" style:legend-expansion-aspect-ratio="3.31204379562044" chart:style-name="ch2"/>
        <chart:plot-area chart:style-name="ch3" table:cell-range-address="Sheet1.A1:Sheet1.C38" chart:data-source-has-labels="both" svg:x="0.912cm" svg:y="0.851cm" svg:width="20.985cm" svg:height="7.543cm">
          <chartooo:coordinate-region svg:x="2.089cm" svg:y="1.05cm" svg:width="19.528cm" svg:height="6.299cm"/>
          <chart:axis chart:dimension="x" chart:name="primary-x" chart:style-name="ch4" chartooo:axis-type="auto">
            <chartooo:date-scale/>
            <chart:categories table:cell-range-address="Sheet1.A2:Sheet1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8" chart:label-cell-address="Sheet1.B1:Sheet1.B1" chart:class="chart:line">
            <chart:data-point chart:repeated="37"/>
          </chart:series>
          <chart:series chart:style-name="ch7" chart:values-cell-range-address="Sheet1.C2:Sheet1.C38" chart:label-cell-address="Sheet1.C1:Sheet1.C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ownp_mp </text:p>
                <draw:g>
                  <svg:desc>Sheet1.B1:Sheet1.B1</svg:desc>
                </draw:g>
              </table:table-cell>
              <table:table-cell office:value-type="string">
                <text:p> ownp_rp 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38</svg:desc>
                </draw:g>
              </table:table-cell>
              <table:table-cell office:value-type="float" office:value="260">
                <text:p>260</text:p>
                <draw:g>
                  <svg:desc>Sheet1.B2:Sheet1.B38</svg:desc>
                </draw:g>
              </table:table-cell>
              <table:table-cell office:value-type="float" office:value="345">
                <text:p>345</text:p>
                <draw:g>
                  <svg:desc>Sheet1.C2:Sheet1.C3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70">
                <text:p>8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99">
                <text:p>1299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79">
                <text:p>147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45">
                <text:p>1845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45">
                <text:p>2245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92">
                <text:p>2592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63">
                <text:p>3063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407">
                <text:p>3407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080">
                <text:p>4080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348">
                <text:p>4348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692">
                <text:p>4692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20">
                <text:p>5320</text:p>
              </table:table-cell>
              <table:table-cell office:value-type="float" office:value="4956">
                <text:p>49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29">
                <text:p>5729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040">
                <text:p>6040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456">
                <text:p>6456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018">
                <text:p>7018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463">
                <text:p>7463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023">
                <text:p>8023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301">
                <text:p>8301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638">
                <text:p>8638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759">
                <text:p>8759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331">
                <text:p>9331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820">
                <text:p>9820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003">
                <text:p>10003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536">
                <text:p>10536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44">
                <text:p>10944</text:p>
              </table:table-cell>
              <table:table-cell office:value-type="float" office:value="9579">
                <text:p>957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438">
                <text:p>11438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830">
                <text:p>11830</text:p>
              </table:table-cell>
              <table:table-cell office:value-type="float" office:value="10435">
                <text:p>1043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2342">
                <text:p>12342</text:p>
              </table:table-cell>
              <table:table-cell office:value-type="float" office:value="10610">
                <text:p>1061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629">
                <text:p>12629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3105">
                <text:p>13105</text:p>
              </table:table-cell>
              <table:table-cell office:value-type="float" office:value="11016">
                <text:p>1101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3599">
                <text:p>13599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3735">
                <text:p>13735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184">
                <text:p>14184</text:p>
              </table:table-cell>
              <table:table-cell office:value-type="float" office:value="11913">
                <text:p>1191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4544">
                <text:p>14544</text:p>
              </table:table-cell>
              <table:table-cell office:value-type="float" office:value="12268">
                <text:p>12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